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1facec" style:font-size-asian="14pt" style:font-size-complex="14pt"/>
    </style:style>
    <style:style style:name="P2" style:family="paragraph" style:parent-style-name="Standard">
      <style:text-properties fo:font-size="18pt" officeooo:rsid="0025f934" officeooo:paragraph-rsid="0025f934" style:font-size-asian="14pt" style:font-size-complex="14pt"/>
    </style:style>
    <style:style style:name="P3" style:family="paragraph" style:parent-style-name="Standard">
      <style:text-properties fo:font-size="18pt" officeooo:paragraph-rsid="001b2aaa" style:font-size-asian="14pt" style:font-size-complex="14pt"/>
    </style:style>
    <style:style style:name="P4" style:family="paragraph" style:parent-style-name="Standard">
      <style:paragraph-properties fo:break-before="page"/>
      <style:text-properties fo:font-size="18pt" officeooo:paragraph-rsid="001b2aaa" style:font-size-asian="14pt" style:font-size-complex="14pt"/>
    </style:style>
    <style:style style:name="P5" style:family="paragraph" style:parent-style-name="Standard">
      <style:text-properties fo:font-size="18pt" officeooo:paragraph-rsid="001cbe1e" style:font-size-asian="14pt" style:font-size-complex="14pt"/>
    </style:style>
    <style:style style:name="P6" style:family="paragraph" style:parent-style-name="Standard">
      <style:text-properties fo:font-size="18pt" officeooo:rsid="001cbe1e" officeooo:paragraph-rsid="001cbe1e" style:font-size-asian="14pt" style:font-size-complex="14pt"/>
    </style:style>
    <style:style style:name="P7" style:family="paragraph" style:parent-style-name="Standard">
      <style:text-properties fo:font-size="18pt" officeooo:paragraph-rsid="001ea6df" style:font-size-asian="14pt" style:font-size-complex="14pt"/>
    </style:style>
    <style:style style:name="P8" style:family="paragraph" style:parent-style-name="Standard">
      <style:text-properties fo:font-size="18pt" officeooo:paragraph-rsid="001facec" style:font-size-asian="14pt" style:font-size-complex="14pt"/>
    </style:style>
    <style:style style:name="P9" style:family="paragraph" style:parent-style-name="Standard">
      <style:text-properties fo:font-size="18pt" officeooo:paragraph-rsid="0025f934" style:font-size-asian="14pt" style:font-size-complex="14pt"/>
    </style:style>
    <style:style style:name="P10" style:family="paragraph" style:parent-style-name="Standard">
      <style:text-properties fo:font-size="18pt" fo:font-weight="bold" officeooo:rsid="001cbe1e" officeooo:paragraph-rsid="001cbe1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8pt" fo:font-weight="bold" officeooo:paragraph-rsid="001cbe1e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8pt" fo:font-weight="bold" officeooo:paragraph-rsid="001b2aaa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8pt" fo:font-weight="bold" officeooo:rsid="001ea6df" officeooo:paragraph-rsid="001ea6df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8pt" fo:font-weight="bold" officeooo:paragraph-rsid="001facec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8pt" fo:font-weight="bold" officeooo:paragraph-rsid="0025f934" style:font-size-asian="14pt" style:font-weight-asian="bold" style:font-size-complex="14pt" style:font-weight-complex="bold"/>
    </style:style>
    <style:style style:name="T1" style:family="text">
      <style:text-properties officeooo:rsid="001cbe1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cbe1e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cbe1e" style:font-size-asian="14pt" style:font-weight-asian="bold" style:font-size-complex="14pt" style:font-weight-complex="bold"/>
    </style:style>
    <style:style style:name="T6" style:family="text">
      <style:text-properties officeooo:rsid="0025f93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be1e" style:font-weight-asian="bold" style:font-weight-complex="bold"/>
    </style:style>
    <style:style style:name="T9" style:family="text">
      <style:text-properties fo:font-size="16pt" fo:font-weight="bold" style:font-size-asian="14pt" style:font-weight-asian="bold" style:font-size-complex="14pt" style:font-weight-complex="bold"/>
    </style:style>
    <style:style style:name="T10" style:family="text">
      <style:text-properties fo:font-size="16pt" fo:font-weight="bold" officeooo:rsid="001cbe1e" style:font-size-asian="14pt" style:font-weight-asian="bold" style:font-size-complex="14pt" style:font-weight-complex="bold"/>
    </style:style>
    <style:style style:name="T11" style:family="text">
      <style:text-properties fo:font-size="18pt" fo:font-weight="bold" style:font-size-asian="14pt" style:font-weight-asian="bold" style:font-size-complex="14pt" style:font-weight-complex="bold"/>
    </style:style>
    <style:style style:name="T12" style:family="text">
      <style:text-properties fo:font-size="18pt" fo:font-weight="bold" officeooo:rsid="001cbe1e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6">problem 4</text:span></text:p>
      <text:p text:style-name="P8">Run the image httpd again without attaching any volumes </text:p>
      <text:p text:style-name="P14">docker run -d --name task4 -p 9797:80 <text:s text:c="2"/>httpd</text:p>
      <text:p text:style-name="P8">▪ Add html static files to the container and make sure they are accessible </text:p>
      <text:p text:style-name="P15">docker cp /home/ahmed/dcckerdir/staticWebPage.html </text:p>
      <text:p text:style-name="P15">task4:/usr/local/apache2/htdocs/</text:p>
      <text:p text:style-name="P8">▪ Commit the container with image name IMAGE_NAME </text:p>
      <text:p text:style-name="P14">docker commit apache myapache:v1</text:p>
      <text:p text:style-name="P8">▪ Create a dockerfile for the previous image and build the image from this dockerfile</text:p>
      <text:p text:style-name="P8"/>
      <text:p text:style-name="P8"/>
      <text:p text:style-name="P2">Problem 5 </text:p>
      <text:p text:style-name="P8">Create a volume called mysql_data, then deploy a MySQL database called app-database. Use the mysql latest image, and use the -e flag to set MYSQL_ROOT_PASSWORD to P4sSw0rd0!.M ount the mysql_data volume to /var/lib/mysql. The container should run in the background</text:p>
      <text:p text:style-name="P8"/>
      <text:p text:style-name="P8"/>
      <text:p text:style-name="P14">docker volume create mysql_data</text:p>
      <text:p text:style-name="P14"/>
      <text:p text:style-name="P14">docker run -d <text:s text:c="2"/>--name app-database <text:s text:c="2"/>-e MYSQL_ROOT_PASSWORD='P4sSw0rd0!' <text:s text:c="2"/>-v mysql_data:/var/lib/mysql <text:s/>mysql:latest</text:p>
      <text:p text:style-name="P8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2:47:58.031713027</meta:creation-date>
    <meta:generator>LibreOffice/7.3.7.2$Linux_X86_64 LibreOffice_project/30$Build-2</meta:generator>
    <dc:date>2025-04-18T14:56:31.017302631</dc:date>
    <meta:editing-duration>PT32M18S</meta:editing-duration>
    <meta:editing-cycles>6</meta:editing-cycles>
    <meta:document-statistic meta:table-count="0" meta:image-count="0" meta:object-count="0" meta:page-count="1" meta:paragraph-count="13" meta:word-count="122" meta:character-count="858" meta:non-whitespace-character-count="737"/>
  </office:meta>
</office:document-meta>
</file>